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c8d02b087f4aba7b99bbaa060f8612fc" style:family="table-column">
      <style:table-column-properties fo:break-before="auto" style:use-optimal-column-width="false" style:column-width="6cm"/>
    </style:style>
    <style:style style:name="odsStyleTableColumn-8f6e007e393650cb17a45bbf0b62be89" style:family="table-column">
      <style:table-column-properties fo:break-before="auto" style:use-optimal-column-width="false" style:column-width="5cm"/>
    </style:style>
    <style:style style:name="odsStyleTableColumn-0a335f4cf4e600286dbd90a6472b6c3a" style:family="table-column">
      <style:table-column-properties fo:break-before="auto" style:use-optimal-column-width="false" style:column-width="3cm"/>
    </style:style>
    <style:style style:name="odsStyleTableCell-3f3f7629ca54b625b1ba5912a40ff059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7fe4cd002eafa8cdd65e9e5afadfccc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be529f3bfb718e777d4c8389b54df254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039bce03e4f1e64661bd35428c3ed0a7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  <style:style style:name="odsStyleTableCell-40a9d2736cf42fb051941aad362d4f6b" style:family="table-cell" style:parent-style-name="Default">
      <style:table-cell-properties style:text-align-source="fix" style:repeat-content="false" fo:border="0.05cm solid #000000"/>
      <style:paragraph-properties fo:text-align="end" fo:margin-left="0cm"/>
      <style:text-properties fo:font-size="8" style:font-size-asian="8" style:font-size-complex="8"/>
    </style:style>
    <style:style style:name="odsStyleTableCell-2f52676da426d5305d23f224fac6cf19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c8d02b087f4aba7b99bbaa060f8612fc" table:default-cell-style-name="Default"/>
        <table:table-column table:style-name="odsStyleTableColumn-8f6e007e393650cb17a45bbf0b62be89" table:default-cell-style-name="Default"/>
        <table:table-column table:style-name="odsStyleTableColumn-0a335f4cf4e600286dbd90a6472b6c3a" table:default-cell-style-name="Default"/>
        <table:table-column table:style-name="odsStyleTableColumn-0a335f4cf4e600286dbd90a6472b6c3a" table:default-cell-style-name="Default"/>
        <table:table-column table:style-name="odsStyleTableColumn-0a335f4cf4e600286dbd90a6472b6c3a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3f3f7629ca54b625b1ba5912a40ff059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7fe4cd002eafa8cdd65e9e5afadfccc8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7fe4cd002eafa8cdd65e9e5afadfccc8" table:number-columns-spanned="5" table:number-rows-spanned="1" office:value-type="string">
            <text:p>TABLA No. 82-24</text:p>
          </table:table-cell>
          <table:covered-table-cell table:number-columns-repeated="4"/>
        </table:table-row>
        <table:table-row table:style-name="ro1">
          <table:table-cell table:style-name="odsStyleTableCell-7fe4cd002eafa8cdd65e9e5afadfccc8" table:number-columns-spanned="5" table:number-rows-spanned="1" office:value-type="string">
            <text:p>TABLA DE COTIZACIONES DEL 30 DE ABRIL      DE 2024</text:p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7fe4cd002eafa8cdd65e9e5afadfccc8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be529f3bfb718e777d4c8389b54df254" office:value-type="string">
            <text:p>PAIS</text:p>
          </table:table-cell>
          <table:table-cell table:style-name="odsStyleTableCell-be529f3bfb718e777d4c8389b54df254" office:value-type="string">
            <text:p>UNIDAD MONETARIA</text:p>
          </table:table-cell>
          <table:table-cell table:style-name="odsStyleTableCell-be529f3bfb718e777d4c8389b54df254" office:value-type="string">
            <text:p>MONEDA</text:p>
          </table:table-cell>
          <table:table-cell table:style-name="odsStyleTableCell-be529f3bfb718e777d4c8389b54df254" office:value-type="string">
            <text:p>TIPO DE CAMBIO EN Bs POR UNIDAD DE MONEDA EXTRANJERA</text:p>
          </table:table-cell>
          <table:table-cell table:style-name="odsStyleTableCell-be529f3bfb718e777d4c8389b54df254" office:value-type="string">
            <text:p>TIPO DE CAMBIO EN M.E.</text:p>
          </table:table-cell>
        </table:table-row>
        <table:table-row table:style-name="ro1">
          <table:table-cell table:style-name="odsStyleTableCell-039bce03e4f1e64661bd35428c3ed0a7" office:value-type="string">
            <text:p>ESTADOS UNIDOS</text:p>
          </table:table-cell>
          <table:table-cell table:style-name="odsStyleTableCell-039bce03e4f1e64661bd35428c3ed0a7" office:value-type="string">
            <text:p>DOLAR VENTA</text:p>
          </table:table-cell>
          <table:table-cell table:style-name="odsStyleTableCell-039bce03e4f1e64661bd35428c3ed0a7" office:value-type="string">
            <text:p>USD.VENTA</text:p>
          </table:table-cell>
          <table:table-cell table:style-name="odsStyleTableCell-40a9d2736cf42fb051941aad362d4f6b" office:value-type="string">
            <text:p>6.96000</text:p>
          </table:table-cell>
          <table:table-cell table:style-name="odsStyleTableCell-40a9d2736cf42fb051941aad362d4f6b" office:value-type="string">
            <text:p/>
          </table:table-cell>
        </table:table-row>
        <table:table-row table:style-name="ro1">
          <table:table-cell table:style-name="odsStyleTableCell-039bce03e4f1e64661bd35428c3ed0a7" office:value-type="string">
            <text:p>ESTADOS UNIDOS</text:p>
          </table:table-cell>
          <table:table-cell table:style-name="odsStyleTableCell-039bce03e4f1e64661bd35428c3ed0a7" office:value-type="string">
            <text:p>DOLAR COMPRA</text:p>
          </table:table-cell>
          <table:table-cell table:style-name="odsStyleTableCell-039bce03e4f1e64661bd35428c3ed0a7" office:value-type="string">
            <text:p>USD.COMPRA</text:p>
          </table:table-cell>
          <table:table-cell table:style-name="odsStyleTableCell-40a9d2736cf42fb051941aad362d4f6b" office:value-type="string">
            <text:p>6.86000</text:p>
          </table:table-cell>
          <table:table-cell table:style-name="odsStyleTableCell-40a9d2736cf42fb051941aad362d4f6b" office:value-type="string">
            <text:p/>
          </table:table-cell>
        </table:table-row>
        <table:table-row table:style-name="ro1">
          <table:table-cell table:style-name="odsStyleTableCell-039bce03e4f1e64661bd35428c3ed0a7" office:value-type="string">
            <text:p>UNION EUROPEA</text:p>
          </table:table-cell>
          <table:table-cell table:style-name="odsStyleTableCell-039bce03e4f1e64661bd35428c3ed0a7" office:value-type="string">
            <text:p>EURO</text:p>
          </table:table-cell>
          <table:table-cell table:style-name="odsStyleTableCell-039bce03e4f1e64661bd35428c3ed0a7" office:value-type="string">
            <text:p>EUR</text:p>
          </table:table-cell>
          <table:table-cell table:style-name="odsStyleTableCell-40a9d2736cf42fb051941aad362d4f6b" office:value-type="string">
            <text:p>7.35460</text:p>
          </table:table-cell>
          <table:table-cell table:style-name="odsStyleTableCell-40a9d2736cf42fb051941aad362d4f6b" office:value-type="string">
            <text:p>0.93275</text:p>
          </table:table-cell>
        </table:table-row>
        <table:table-row table:style-name="ro1">
          <table:table-cell table:style-name="odsStyleTableCell-039bce03e4f1e64661bd35428c3ed0a7" office:value-type="string">
            <text:p>JAPON</text:p>
          </table:table-cell>
          <table:table-cell table:style-name="odsStyleTableCell-039bce03e4f1e64661bd35428c3ed0a7" office:value-type="string">
            <text:p>YEN</text:p>
          </table:table-cell>
          <table:table-cell table:style-name="odsStyleTableCell-039bce03e4f1e64661bd35428c3ed0a7" office:value-type="string">
            <text:p>JPY</text:p>
          </table:table-cell>
          <table:table-cell table:style-name="odsStyleTableCell-40a9d2736cf42fb051941aad362d4f6b" office:value-type="string">
            <text:p>0.04396</text:p>
          </table:table-cell>
          <table:table-cell table:style-name="odsStyleTableCell-40a9d2736cf42fb051941aad362d4f6b" office:value-type="string">
            <text:p>156.05000</text:p>
          </table:table-cell>
        </table:table-row>
        <table:table-row table:style-name="ro1">
          <table:table-cell table:style-name="odsStyleTableCell-039bce03e4f1e64661bd35428c3ed0a7" office:value-type="string">
            <text:p>ARABIA SAUDITA</text:p>
          </table:table-cell>
          <table:table-cell table:style-name="odsStyleTableCell-039bce03e4f1e64661bd35428c3ed0a7" office:value-type="string">
            <text:p>RIYAL SAUDÍ</text:p>
          </table:table-cell>
          <table:table-cell table:style-name="odsStyleTableCell-039bce03e4f1e64661bd35428c3ed0a7" office:value-type="string">
            <text:p>SAR</text:p>
          </table:table-cell>
          <table:table-cell table:style-name="odsStyleTableCell-40a9d2736cf42fb051941aad362d4f6b" office:value-type="string">
            <text:p>1.82904</text:p>
          </table:table-cell>
          <table:table-cell table:style-name="odsStyleTableCell-40a9d2736cf42fb051941aad362d4f6b" office:value-type="string">
            <text:p>3.75060</text:p>
          </table:table-cell>
        </table:table-row>
        <table:table-row table:style-name="ro1">
          <table:table-cell table:style-name="odsStyleTableCell-039bce03e4f1e64661bd35428c3ed0a7" office:value-type="string">
            <text:p>ARGELIA</text:p>
          </table:table-cell>
          <table:table-cell table:style-name="odsStyleTableCell-039bce03e4f1e64661bd35428c3ed0a7" office:value-type="string">
            <text:p>DINAR ARGELINO</text:p>
          </table:table-cell>
          <table:table-cell table:style-name="odsStyleTableCell-039bce03e4f1e64661bd35428c3ed0a7" office:value-type="string">
            <text:p>DZD</text:p>
          </table:table-cell>
          <table:table-cell table:style-name="odsStyleTableCell-40a9d2736cf42fb051941aad362d4f6b" office:value-type="string">
            <text:p>0.05110</text:p>
          </table:table-cell>
          <table:table-cell table:style-name="odsStyleTableCell-40a9d2736cf42fb051941aad362d4f6b" office:value-type="string">
            <text:p>134.24270</text:p>
          </table:table-cell>
        </table:table-row>
        <table:table-row table:style-name="ro1">
          <table:table-cell table:style-name="odsStyleTableCell-039bce03e4f1e64661bd35428c3ed0a7" office:value-type="string">
            <text:p>ARGENTINA</text:p>
          </table:table-cell>
          <table:table-cell table:style-name="odsStyleTableCell-039bce03e4f1e64661bd35428c3ed0a7" office:value-type="string">
            <text:p>PESO</text:p>
          </table:table-cell>
          <table:table-cell table:style-name="odsStyleTableCell-039bce03e4f1e64661bd35428c3ed0a7" office:value-type="string">
            <text:p>ARS</text:p>
          </table:table-cell>
          <table:table-cell table:style-name="odsStyleTableCell-40a9d2736cf42fb051941aad362d4f6b" office:value-type="string">
            <text:p>0.00783</text:p>
          </table:table-cell>
          <table:table-cell table:style-name="odsStyleTableCell-40a9d2736cf42fb051941aad362d4f6b" office:value-type="string">
            <text:p>876.66820</text:p>
          </table:table-cell>
        </table:table-row>
        <table:table-row table:style-name="ro1">
          <table:table-cell table:style-name="odsStyleTableCell-039bce03e4f1e64661bd35428c3ed0a7" office:value-type="string">
            <text:p>AUSTRALIA</text:p>
          </table:table-cell>
          <table:table-cell table:style-name="odsStyleTableCell-039bce03e4f1e64661bd35428c3ed0a7" office:value-type="string">
            <text:p>DÓLAR</text:p>
          </table:table-cell>
          <table:table-cell table:style-name="odsStyleTableCell-039bce03e4f1e64661bd35428c3ed0a7" office:value-type="string">
            <text:p>AUD</text:p>
          </table:table-cell>
          <table:table-cell table:style-name="odsStyleTableCell-40a9d2736cf42fb051941aad362d4f6b" office:value-type="string">
            <text:p>4.50566</text:p>
          </table:table-cell>
          <table:table-cell table:style-name="odsStyleTableCell-40a9d2736cf42fb051941aad362d4f6b" office:value-type="string">
            <text:p>1.52253</text:p>
          </table:table-cell>
        </table:table-row>
        <table:table-row table:style-name="ro1">
          <table:table-cell table:style-name="odsStyleTableCell-039bce03e4f1e64661bd35428c3ed0a7" office:value-type="string">
            <text:p>BRASIL</text:p>
          </table:table-cell>
          <table:table-cell table:style-name="odsStyleTableCell-039bce03e4f1e64661bd35428c3ed0a7" office:value-type="string">
            <text:p>REAL</text:p>
          </table:table-cell>
          <table:table-cell table:style-name="odsStyleTableCell-039bce03e4f1e64661bd35428c3ed0a7" office:value-type="string">
            <text:p>BRL</text:p>
          </table:table-cell>
          <table:table-cell table:style-name="odsStyleTableCell-40a9d2736cf42fb051941aad362d4f6b" office:value-type="string">
            <text:p>1.34155</text:p>
          </table:table-cell>
          <table:table-cell table:style-name="odsStyleTableCell-40a9d2736cf42fb051941aad362d4f6b" office:value-type="string">
            <text:p>5.11350</text:p>
          </table:table-cell>
        </table:table-row>
        <table:table-row table:style-name="ro1">
          <table:table-cell table:style-name="odsStyleTableCell-039bce03e4f1e64661bd35428c3ed0a7" office:value-type="string">
            <text:p>CANADA</text:p>
          </table:table-cell>
          <table:table-cell table:style-name="odsStyleTableCell-039bce03e4f1e64661bd35428c3ed0a7" office:value-type="string">
            <text:p>DÓLAR</text:p>
          </table:table-cell>
          <table:table-cell table:style-name="odsStyleTableCell-039bce03e4f1e64661bd35428c3ed0a7" office:value-type="string">
            <text:p>CAD</text:p>
          </table:table-cell>
          <table:table-cell table:style-name="odsStyleTableCell-40a9d2736cf42fb051941aad362d4f6b" office:value-type="string">
            <text:p>5.02233</text:p>
          </table:table-cell>
          <table:table-cell table:style-name="odsStyleTableCell-40a9d2736cf42fb051941aad362d4f6b" office:value-type="string">
            <text:p>1.36590</text:p>
          </table:table-cell>
        </table:table-row>
        <table:table-row table:style-name="ro1">
          <table:table-cell table:style-name="odsStyleTableCell-039bce03e4f1e64661bd35428c3ed0a7" office:value-type="string">
            <text:p>CHILE</text:p>
          </table:table-cell>
          <table:table-cell table:style-name="odsStyleTableCell-039bce03e4f1e64661bd35428c3ed0a7" office:value-type="string">
            <text:p>PESO</text:p>
          </table:table-cell>
          <table:table-cell table:style-name="odsStyleTableCell-039bce03e4f1e64661bd35428c3ed0a7" office:value-type="string">
            <text:p>CLP</text:p>
          </table:table-cell>
          <table:table-cell table:style-name="odsStyleTableCell-40a9d2736cf42fb051941aad362d4f6b" office:value-type="string">
            <text:p>0.00728</text:p>
          </table:table-cell>
          <table:table-cell table:style-name="odsStyleTableCell-40a9d2736cf42fb051941aad362d4f6b" office:value-type="string">
            <text:p>942.36000</text:p>
          </table:table-cell>
        </table:table-row>
        <table:table-row table:style-name="ro1">
          <table:table-cell table:style-name="odsStyleTableCell-039bce03e4f1e64661bd35428c3ed0a7" office:value-type="string">
            <text:p>COLOMBIA</text:p>
          </table:table-cell>
          <table:table-cell table:style-name="odsStyleTableCell-039bce03e4f1e64661bd35428c3ed0a7" office:value-type="string">
            <text:p>PESO</text:p>
          </table:table-cell>
          <table:table-cell table:style-name="odsStyleTableCell-039bce03e4f1e64661bd35428c3ed0a7" office:value-type="string">
            <text:p>COP</text:p>
          </table:table-cell>
          <table:table-cell table:style-name="odsStyleTableCell-40a9d2736cf42fb051941aad362d4f6b" office:value-type="string">
            <text:p>0.00177</text:p>
          </table:table-cell>
          <table:table-cell table:style-name="odsStyleTableCell-40a9d2736cf42fb051941aad362d4f6b" office:value-type="string">
            <text:p>3,866.00000</text:p>
          </table:table-cell>
        </table:table-row>
        <table:table-row table:style-name="ro1">
          <table:table-cell table:style-name="odsStyleTableCell-039bce03e4f1e64661bd35428c3ed0a7" office:value-type="string">
            <text:p>COREA DEL SUR</text:p>
          </table:table-cell>
          <table:table-cell table:style-name="odsStyleTableCell-039bce03e4f1e64661bd35428c3ed0a7" office:value-type="string">
            <text:p>WON</text:p>
          </table:table-cell>
          <table:table-cell table:style-name="odsStyleTableCell-039bce03e4f1e64661bd35428c3ed0a7" office:value-type="string">
            <text:p>KRW</text:p>
          </table:table-cell>
          <table:table-cell table:style-name="odsStyleTableCell-40a9d2736cf42fb051941aad362d4f6b" office:value-type="string">
            <text:p>0.00498</text:p>
          </table:table-cell>
          <table:table-cell table:style-name="odsStyleTableCell-40a9d2736cf42fb051941aad362d4f6b" office:value-type="string">
            <text:p>1,377.84000</text:p>
          </table:table-cell>
        </table:table-row>
        <table:table-row table:style-name="ro1">
          <table:table-cell table:style-name="odsStyleTableCell-039bce03e4f1e64661bd35428c3ed0a7" office:value-type="string">
            <text:p>COSTA RICA</text:p>
          </table:table-cell>
          <table:table-cell table:style-name="odsStyleTableCell-039bce03e4f1e64661bd35428c3ed0a7" office:value-type="string">
            <text:p>COLON COSTARRICENSE</text:p>
          </table:table-cell>
          <table:table-cell table:style-name="odsStyleTableCell-039bce03e4f1e64661bd35428c3ed0a7" office:value-type="string">
            <text:p>CRC</text:p>
          </table:table-cell>
          <table:table-cell table:style-name="odsStyleTableCell-40a9d2736cf42fb051941aad362d4f6b" office:value-type="string">
            <text:p>0.01357</text:p>
          </table:table-cell>
          <table:table-cell table:style-name="odsStyleTableCell-40a9d2736cf42fb051941aad362d4f6b" office:value-type="string">
            <text:p>505.63000</text:p>
          </table:table-cell>
        </table:table-row>
        <table:table-row table:style-name="ro1">
          <table:table-cell table:style-name="odsStyleTableCell-039bce03e4f1e64661bd35428c3ed0a7" office:value-type="string">
            <text:p>REPUBLICA CHECA</text:p>
          </table:table-cell>
          <table:table-cell table:style-name="odsStyleTableCell-039bce03e4f1e64661bd35428c3ed0a7" office:value-type="string">
            <text:p>CORONA CHECA</text:p>
          </table:table-cell>
          <table:table-cell table:style-name="odsStyleTableCell-039bce03e4f1e64661bd35428c3ed0a7" office:value-type="string">
            <text:p>CZK</text:p>
          </table:table-cell>
          <table:table-cell table:style-name="odsStyleTableCell-40a9d2736cf42fb051941aad362d4f6b" office:value-type="string">
            <text:p>0.29256</text:p>
          </table:table-cell>
          <table:table-cell table:style-name="odsStyleTableCell-40a9d2736cf42fb051941aad362d4f6b" office:value-type="string">
            <text:p>23.44800</text:p>
          </table:table-cell>
        </table:table-row>
        <table:table-row table:style-name="ro1">
          <table:table-cell table:style-name="odsStyleTableCell-039bce03e4f1e64661bd35428c3ed0a7" office:value-type="string">
            <text:p>DINAMARCA</text:p>
          </table:table-cell>
          <table:table-cell table:style-name="odsStyleTableCell-039bce03e4f1e64661bd35428c3ed0a7" office:value-type="string">
            <text:p>CORONA</text:p>
          </table:table-cell>
          <table:table-cell table:style-name="odsStyleTableCell-039bce03e4f1e64661bd35428c3ed0a7" office:value-type="string">
            <text:p>DKK</text:p>
          </table:table-cell>
          <table:table-cell table:style-name="odsStyleTableCell-40a9d2736cf42fb051941aad362d4f6b" office:value-type="string">
            <text:p>0.98610</text:p>
          </table:table-cell>
          <table:table-cell table:style-name="odsStyleTableCell-40a9d2736cf42fb051941aad362d4f6b" office:value-type="string">
            <text:p>6.95670</text:p>
          </table:table-cell>
        </table:table-row>
        <table:table-row table:style-name="ro1">
          <table:table-cell table:style-name="odsStyleTableCell-039bce03e4f1e64661bd35428c3ed0a7" office:value-type="string">
            <text:p>ECUADOR</text:p>
          </table:table-cell>
          <table:table-cell table:style-name="odsStyleTableCell-039bce03e4f1e64661bd35428c3ed0a7" office:value-type="string">
            <text:p>DÓLAR</text:p>
          </table:table-cell>
          <table:table-cell table:style-name="odsStyleTableCell-039bce03e4f1e64661bd35428c3ed0a7" office:value-type="string">
            <text:p>USD</text:p>
          </table:table-cell>
          <table:table-cell table:style-name="odsStyleTableCell-40a9d2736cf42fb051941aad362d4f6b" office:value-type="string">
            <text:p>6.86000</text:p>
          </table:table-cell>
          <table:table-cell table:style-name="odsStyleTableCell-40a9d2736cf42fb051941aad362d4f6b" office:value-type="string">
            <text:p>1.00000</text:p>
          </table:table-cell>
        </table:table-row>
        <table:table-row table:style-name="ro1">
          <table:table-cell table:style-name="odsStyleTableCell-039bce03e4f1e64661bd35428c3ed0a7" office:value-type="string">
            <text:p>EMIRATOS ARABES</text:p>
          </table:table-cell>
          <table:table-cell table:style-name="odsStyleTableCell-039bce03e4f1e64661bd35428c3ed0a7" office:value-type="string">
            <text:p>DIRHAM</text:p>
          </table:table-cell>
          <table:table-cell table:style-name="odsStyleTableCell-039bce03e4f1e64661bd35428c3ed0a7" office:value-type="string">
            <text:p>AED</text:p>
          </table:table-cell>
          <table:table-cell table:style-name="odsStyleTableCell-40a9d2736cf42fb051941aad362d4f6b" office:value-type="string">
            <text:p>1.86773</text:p>
          </table:table-cell>
          <table:table-cell table:style-name="odsStyleTableCell-40a9d2736cf42fb051941aad362d4f6b" office:value-type="string">
            <text:p>3.67290</text:p>
          </table:table-cell>
        </table:table-row>
        <table:table-row table:style-name="ro1">
          <table:table-cell table:style-name="odsStyleTableCell-039bce03e4f1e64661bd35428c3ed0a7" office:value-type="string">
            <text:p>FILIPINAS</text:p>
          </table:table-cell>
          <table:table-cell table:style-name="odsStyleTableCell-039bce03e4f1e64661bd35428c3ed0a7" office:value-type="string">
            <text:p>PESO FILIPINO</text:p>
          </table:table-cell>
          <table:table-cell table:style-name="odsStyleTableCell-039bce03e4f1e64661bd35428c3ed0a7" office:value-type="string">
            <text:p>PHP</text:p>
          </table:table-cell>
          <table:table-cell table:style-name="odsStyleTableCell-40a9d2736cf42fb051941aad362d4f6b" office:value-type="string">
            <text:p>0.11892</text:p>
          </table:table-cell>
          <table:table-cell table:style-name="odsStyleTableCell-40a9d2736cf42fb051941aad362d4f6b" office:value-type="string">
            <text:p>57.68500</text:p>
          </table:table-cell>
        </table:table-row>
        <table:table-row table:style-name="ro1">
          <table:table-cell table:style-name="odsStyleTableCell-039bce03e4f1e64661bd35428c3ed0a7" office:value-type="string">
            <text:p>HAITÍ</text:p>
          </table:table-cell>
          <table:table-cell table:style-name="odsStyleTableCell-039bce03e4f1e64661bd35428c3ed0a7" office:value-type="string">
            <text:p>GOURDE</text:p>
          </table:table-cell>
          <table:table-cell table:style-name="odsStyleTableCell-039bce03e4f1e64661bd35428c3ed0a7" office:value-type="string">
            <text:p>HTG</text:p>
          </table:table-cell>
          <table:table-cell table:style-name="odsStyleTableCell-40a9d2736cf42fb051941aad362d4f6b" office:value-type="string">
            <text:p>0.05196</text:p>
          </table:table-cell>
          <table:table-cell table:style-name="odsStyleTableCell-40a9d2736cf42fb051941aad362d4f6b" office:value-type="string">
            <text:p>132.01780</text:p>
          </table:table-cell>
        </table:table-row>
        <table:table-row table:style-name="ro1">
          <table:table-cell table:style-name="odsStyleTableCell-039bce03e4f1e64661bd35428c3ed0a7" office:value-type="string">
            <text:p>HONG KONG</text:p>
          </table:table-cell>
          <table:table-cell table:style-name="odsStyleTableCell-039bce03e4f1e64661bd35428c3ed0a7" office:value-type="string">
            <text:p>DÓLAR</text:p>
          </table:table-cell>
          <table:table-cell table:style-name="odsStyleTableCell-039bce03e4f1e64661bd35428c3ed0a7" office:value-type="string">
            <text:p>HKD</text:p>
          </table:table-cell>
          <table:table-cell table:style-name="odsStyleTableCell-40a9d2736cf42fb051941aad362d4f6b" office:value-type="string">
            <text:p>0.87651</text:p>
          </table:table-cell>
          <table:table-cell table:style-name="odsStyleTableCell-40a9d2736cf42fb051941aad362d4f6b" office:value-type="string">
            <text:p>7.82650</text:p>
          </table:table-cell>
        </table:table-row>
        <table:table-row table:style-name="ro1">
          <table:table-cell table:style-name="odsStyleTableCell-039bce03e4f1e64661bd35428c3ed0a7" office:value-type="string">
            <text:p>INDIA</text:p>
          </table:table-cell>
          <table:table-cell table:style-name="odsStyleTableCell-039bce03e4f1e64661bd35428c3ed0a7" office:value-type="string">
            <text:p>RUPIA</text:p>
          </table:table-cell>
          <table:table-cell table:style-name="odsStyleTableCell-039bce03e4f1e64661bd35428c3ed0a7" office:value-type="string">
            <text:p>INR</text:p>
          </table:table-cell>
          <table:table-cell table:style-name="odsStyleTableCell-40a9d2736cf42fb051941aad362d4f6b" office:value-type="string">
            <text:p>0.08218</text:p>
          </table:table-cell>
          <table:table-cell table:style-name="odsStyleTableCell-40a9d2736cf42fb051941aad362d4f6b" office:value-type="string">
            <text:p>83.47500</text:p>
          </table:table-cell>
        </table:table-row>
        <table:table-row table:style-name="ro1">
          <table:table-cell table:style-name="odsStyleTableCell-039bce03e4f1e64661bd35428c3ed0a7" office:value-type="string">
            <text:p>INDONESIA</text:p>
          </table:table-cell>
          <table:table-cell table:style-name="odsStyleTableCell-039bce03e4f1e64661bd35428c3ed0a7" office:value-type="string">
            <text:p>RUPIA INDONESIA</text:p>
          </table:table-cell>
          <table:table-cell table:style-name="odsStyleTableCell-039bce03e4f1e64661bd35428c3ed0a7" office:value-type="string">
            <text:p>IDR</text:p>
          </table:table-cell>
          <table:table-cell table:style-name="odsStyleTableCell-40a9d2736cf42fb051941aad362d4f6b" office:value-type="string">
            <text:p>0.00042</text:p>
          </table:table-cell>
          <table:table-cell table:style-name="odsStyleTableCell-40a9d2736cf42fb051941aad362d4f6b" office:value-type="string">
            <text:p>16,255.00000</text:p>
          </table:table-cell>
        </table:table-row>
        <table:table-row table:style-name="ro1">
          <table:table-cell table:style-name="odsStyleTableCell-039bce03e4f1e64661bd35428c3ed0a7" office:value-type="string">
            <text:p>ISRAEL</text:p>
          </table:table-cell>
          <table:table-cell table:style-name="odsStyleTableCell-039bce03e4f1e64661bd35428c3ed0a7" office:value-type="string">
            <text:p>NUEVO SÉQUEL</text:p>
          </table:table-cell>
          <table:table-cell table:style-name="odsStyleTableCell-039bce03e4f1e64661bd35428c3ed0a7" office:value-type="string">
            <text:p>ILS</text:p>
          </table:table-cell>
          <table:table-cell table:style-name="odsStyleTableCell-40a9d2736cf42fb051941aad362d4f6b" office:value-type="string">
            <text:p>1.82059</text:p>
          </table:table-cell>
          <table:table-cell table:style-name="odsStyleTableCell-40a9d2736cf42fb051941aad362d4f6b" office:value-type="string">
            <text:p>3.76800</text:p>
          </table:table-cell>
        </table:table-row>
        <table:table-row table:style-name="ro1">
          <table:table-cell table:style-name="odsStyleTableCell-039bce03e4f1e64661bd35428c3ed0a7" office:value-type="string">
            <text:p>MALASIA</text:p>
          </table:table-cell>
          <table:table-cell table:style-name="odsStyleTableCell-039bce03e4f1e64661bd35428c3ed0a7" office:value-type="string">
            <text:p>RINGGIT MALAYO</text:p>
          </table:table-cell>
          <table:table-cell table:style-name="odsStyleTableCell-039bce03e4f1e64661bd35428c3ed0a7" office:value-type="string">
            <text:p>MYR</text:p>
          </table:table-cell>
          <table:table-cell table:style-name="odsStyleTableCell-40a9d2736cf42fb051941aad362d4f6b" office:value-type="string">
            <text:p>1.43891</text:p>
          </table:table-cell>
          <table:table-cell table:style-name="odsStyleTableCell-40a9d2736cf42fb051941aad362d4f6b" office:value-type="string">
            <text:p>4.76750</text:p>
          </table:table-cell>
        </table:table-row>
        <table:table-row table:style-name="ro1">
          <table:table-cell table:style-name="odsStyleTableCell-039bce03e4f1e64661bd35428c3ed0a7" office:value-type="string">
            <text:p>MEXICO</text:p>
          </table:table-cell>
          <table:table-cell table:style-name="odsStyleTableCell-039bce03e4f1e64661bd35428c3ed0a7" office:value-type="string">
            <text:p>PESO</text:p>
          </table:table-cell>
          <table:table-cell table:style-name="odsStyleTableCell-039bce03e4f1e64661bd35428c3ed0a7" office:value-type="string">
            <text:p>MXN</text:p>
          </table:table-cell>
          <table:table-cell table:style-name="odsStyleTableCell-40a9d2736cf42fb051941aad362d4f6b" office:value-type="string">
            <text:p>0.40298</text:p>
          </table:table-cell>
          <table:table-cell table:style-name="odsStyleTableCell-40a9d2736cf42fb051941aad362d4f6b" office:value-type="string">
            <text:p>17.02310</text:p>
          </table:table-cell>
        </table:table-row>
        <table:table-row table:style-name="ro1">
          <table:table-cell table:style-name="odsStyleTableCell-039bce03e4f1e64661bd35428c3ed0a7" office:value-type="string">
            <text:p>NORUEGA</text:p>
          </table:table-cell>
          <table:table-cell table:style-name="odsStyleTableCell-039bce03e4f1e64661bd35428c3ed0a7" office:value-type="string">
            <text:p>CORONA</text:p>
          </table:table-cell>
          <table:table-cell table:style-name="odsStyleTableCell-039bce03e4f1e64661bd35428c3ed0a7" office:value-type="string">
            <text:p>NOK</text:p>
          </table:table-cell>
          <table:table-cell table:style-name="odsStyleTableCell-40a9d2736cf42fb051941aad362d4f6b" office:value-type="string">
            <text:p>0.62436</text:p>
          </table:table-cell>
          <table:table-cell table:style-name="odsStyleTableCell-40a9d2736cf42fb051941aad362d4f6b" office:value-type="string">
            <text:p>10.98730</text:p>
          </table:table-cell>
        </table:table-row>
        <table:table-row table:style-name="ro1">
          <table:table-cell table:style-name="odsStyleTableCell-039bce03e4f1e64661bd35428c3ed0a7" office:value-type="string">
            <text:p>PANAMÁ</text:p>
          </table:table-cell>
          <table:table-cell table:style-name="odsStyleTableCell-039bce03e4f1e64661bd35428c3ed0a7" office:value-type="string">
            <text:p>BALBOA</text:p>
          </table:table-cell>
          <table:table-cell table:style-name="odsStyleTableCell-039bce03e4f1e64661bd35428c3ed0a7" office:value-type="string">
            <text:p>PAB</text:p>
          </table:table-cell>
          <table:table-cell table:style-name="odsStyleTableCell-40a9d2736cf42fb051941aad362d4f6b" office:value-type="string">
            <text:p>6.86000</text:p>
          </table:table-cell>
          <table:table-cell table:style-name="odsStyleTableCell-40a9d2736cf42fb051941aad362d4f6b" office:value-type="string">
            <text:p>1.00000</text:p>
          </table:table-cell>
        </table:table-row>
        <table:table-row table:style-name="ro1">
          <table:table-cell table:style-name="odsStyleTableCell-039bce03e4f1e64661bd35428c3ed0a7" office:value-type="string">
            <text:p>PARAGUAY</text:p>
          </table:table-cell>
          <table:table-cell table:style-name="odsStyleTableCell-039bce03e4f1e64661bd35428c3ed0a7" office:value-type="string">
            <text:p>GUARANI</text:p>
          </table:table-cell>
          <table:table-cell table:style-name="odsStyleTableCell-039bce03e4f1e64661bd35428c3ed0a7" office:value-type="string">
            <text:p>PYG</text:p>
          </table:table-cell>
          <table:table-cell table:style-name="odsStyleTableCell-40a9d2736cf42fb051941aad362d4f6b" office:value-type="string">
            <text:p>0.00092</text:p>
          </table:table-cell>
          <table:table-cell table:style-name="odsStyleTableCell-40a9d2736cf42fb051941aad362d4f6b" office:value-type="string">
            <text:p>7,471.70000</text:p>
          </table:table-cell>
        </table:table-row>
        <table:table-row table:style-name="ro1">
          <table:table-cell table:style-name="odsStyleTableCell-039bce03e4f1e64661bd35428c3ed0a7" office:value-type="string">
            <text:p>PERU</text:p>
          </table:table-cell>
          <table:table-cell table:style-name="odsStyleTableCell-039bce03e4f1e64661bd35428c3ed0a7" office:value-type="string">
            <text:p>NUEVO SOL</text:p>
          </table:table-cell>
          <table:table-cell table:style-name="odsStyleTableCell-039bce03e4f1e64661bd35428c3ed0a7" office:value-type="string">
            <text:p>PEN</text:p>
          </table:table-cell>
          <table:table-cell table:style-name="odsStyleTableCell-40a9d2736cf42fb051941aad362d4f6b" office:value-type="string">
            <text:p>1.83816</text:p>
          </table:table-cell>
          <table:table-cell table:style-name="odsStyleTableCell-40a9d2736cf42fb051941aad362d4f6b" office:value-type="string">
            <text:p>3.73200</text:p>
          </table:table-cell>
        </table:table-row>
        <table:table-row table:style-name="ro1">
          <table:table-cell table:style-name="odsStyleTableCell-039bce03e4f1e64661bd35428c3ed0a7" office:value-type="string">
            <text:p>REINO UNIDO</text:p>
          </table:table-cell>
          <table:table-cell table:style-name="odsStyleTableCell-039bce03e4f1e64661bd35428c3ed0a7" office:value-type="string">
            <text:p>LIBRA</text:p>
          </table:table-cell>
          <table:table-cell table:style-name="odsStyleTableCell-039bce03e4f1e64661bd35428c3ed0a7" office:value-type="string">
            <text:p>GBP</text:p>
          </table:table-cell>
          <table:table-cell table:style-name="odsStyleTableCell-40a9d2736cf42fb051941aad362d4f6b" office:value-type="string">
            <text:p>8.61690</text:p>
          </table:table-cell>
          <table:table-cell table:style-name="odsStyleTableCell-40a9d2736cf42fb051941aad362d4f6b" office:value-type="string">
            <text:p>0.79611</text:p>
          </table:table-cell>
        </table:table-row>
        <table:table-row table:style-name="ro1">
          <table:table-cell table:style-name="odsStyleTableCell-039bce03e4f1e64661bd35428c3ed0a7" office:value-type="string">
            <text:p>REPÚBLICA DOMINICANA</text:p>
          </table:table-cell>
          <table:table-cell table:style-name="odsStyleTableCell-039bce03e4f1e64661bd35428c3ed0a7" office:value-type="string">
            <text:p>PESO DOMINICANO</text:p>
          </table:table-cell>
          <table:table-cell table:style-name="odsStyleTableCell-039bce03e4f1e64661bd35428c3ed0a7" office:value-type="string">
            <text:p>DOP</text:p>
          </table:table-cell>
          <table:table-cell table:style-name="odsStyleTableCell-40a9d2736cf42fb051941aad362d4f6b" office:value-type="string">
            <text:p>0.11707</text:p>
          </table:table-cell>
          <table:table-cell table:style-name="odsStyleTableCell-40a9d2736cf42fb051941aad362d4f6b" office:value-type="string">
            <text:p>58.59800</text:p>
          </table:table-cell>
        </table:table-row>
        <table:table-row table:style-name="ro1">
          <table:table-cell table:style-name="odsStyleTableCell-039bce03e4f1e64661bd35428c3ed0a7" office:value-type="string">
            <text:p>REP.POPULAR CHINA</text:p>
          </table:table-cell>
          <table:table-cell table:style-name="odsStyleTableCell-039bce03e4f1e64661bd35428c3ed0a7" office:value-type="string">
            <text:p>YUAN RENMINBI OFFSHORE</text:p>
          </table:table-cell>
          <table:table-cell table:style-name="odsStyleTableCell-039bce03e4f1e64661bd35428c3ed0a7" office:value-type="string">
            <text:p>CNH</text:p>
          </table:table-cell>
          <table:table-cell table:style-name="odsStyleTableCell-40a9d2736cf42fb051941aad362d4f6b" office:value-type="string">
            <text:p>0.94764</text:p>
          </table:table-cell>
          <table:table-cell table:style-name="odsStyleTableCell-40a9d2736cf42fb051941aad362d4f6b" office:value-type="string">
            <text:p>7.23900</text:p>
          </table:table-cell>
        </table:table-row>
        <table:table-row table:style-name="ro1">
          <table:table-cell table:style-name="odsStyleTableCell-039bce03e4f1e64661bd35428c3ed0a7" office:value-type="string">
            <text:p>RUSIA</text:p>
          </table:table-cell>
          <table:table-cell table:style-name="odsStyleTableCell-039bce03e4f1e64661bd35428c3ed0a7" office:value-type="string">
            <text:p>RUBLO RUSO</text:p>
          </table:table-cell>
          <table:table-cell table:style-name="odsStyleTableCell-039bce03e4f1e64661bd35428c3ed0a7" office:value-type="string">
            <text:p>RUB</text:p>
          </table:table-cell>
          <table:table-cell table:style-name="odsStyleTableCell-40a9d2736cf42fb051941aad362d4f6b" office:value-type="string">
            <text:p>0.07343</text:p>
          </table:table-cell>
          <table:table-cell table:style-name="odsStyleTableCell-40a9d2736cf42fb051941aad362d4f6b" office:value-type="string">
            <text:p>93.42500</text:p>
          </table:table-cell>
        </table:table-row>
        <table:table-row table:style-name="ro1">
          <table:table-cell table:style-name="odsStyleTableCell-039bce03e4f1e64661bd35428c3ed0a7" office:value-type="string">
            <text:p>SINGAPUR</text:p>
          </table:table-cell>
          <table:table-cell table:style-name="odsStyleTableCell-039bce03e4f1e64661bd35428c3ed0a7" office:value-type="string">
            <text:p>DÓLAR</text:p>
          </table:table-cell>
          <table:table-cell table:style-name="odsStyleTableCell-039bce03e4f1e64661bd35428c3ed0a7" office:value-type="string">
            <text:p>SGD</text:p>
          </table:table-cell>
          <table:table-cell table:style-name="odsStyleTableCell-40a9d2736cf42fb051941aad362d4f6b" office:value-type="string">
            <text:p>5.04709</text:p>
          </table:table-cell>
          <table:table-cell table:style-name="odsStyleTableCell-40a9d2736cf42fb051941aad362d4f6b" office:value-type="string">
            <text:p>1.35920</text:p>
          </table:table-cell>
        </table:table-row>
        <table:table-row table:style-name="ro1">
          <table:table-cell table:style-name="odsStyleTableCell-039bce03e4f1e64661bd35428c3ed0a7" office:value-type="string">
            <text:p>SUDÁFRICA</text:p>
          </table:table-cell>
          <table:table-cell table:style-name="odsStyleTableCell-039bce03e4f1e64661bd35428c3ed0a7" office:value-type="string">
            <text:p>RAND</text:p>
          </table:table-cell>
          <table:table-cell table:style-name="odsStyleTableCell-039bce03e4f1e64661bd35428c3ed0a7" office:value-type="string">
            <text:p>ZAR</text:p>
          </table:table-cell>
          <table:table-cell table:style-name="odsStyleTableCell-40a9d2736cf42fb051941aad362d4f6b" office:value-type="string">
            <text:p>0.36829</text:p>
          </table:table-cell>
          <table:table-cell table:style-name="odsStyleTableCell-40a9d2736cf42fb051941aad362d4f6b" office:value-type="string">
            <text:p>18.62680</text:p>
          </table:table-cell>
        </table:table-row>
        <table:table-row table:style-name="ro1">
          <table:table-cell table:style-name="odsStyleTableCell-039bce03e4f1e64661bd35428c3ed0a7" office:value-type="string">
            <text:p>SUECIA</text:p>
          </table:table-cell>
          <table:table-cell table:style-name="odsStyleTableCell-039bce03e4f1e64661bd35428c3ed0a7" office:value-type="string">
            <text:p>CORONA</text:p>
          </table:table-cell>
          <table:table-cell table:style-name="odsStyleTableCell-039bce03e4f1e64661bd35428c3ed0a7" office:value-type="string">
            <text:p>SEK</text:p>
          </table:table-cell>
          <table:table-cell table:style-name="odsStyleTableCell-40a9d2736cf42fb051941aad362d4f6b" office:value-type="string">
            <text:p>0.62798</text:p>
          </table:table-cell>
          <table:table-cell table:style-name="odsStyleTableCell-40a9d2736cf42fb051941aad362d4f6b" office:value-type="string">
            <text:p>10.92400</text:p>
          </table:table-cell>
        </table:table-row>
        <table:table-row table:style-name="ro1">
          <table:table-cell table:style-name="odsStyleTableCell-039bce03e4f1e64661bd35428c3ed0a7" office:value-type="string">
            <text:p>SUIZA</text:p>
          </table:table-cell>
          <table:table-cell table:style-name="odsStyleTableCell-039bce03e4f1e64661bd35428c3ed0a7" office:value-type="string">
            <text:p>FRANCO</text:p>
          </table:table-cell>
          <table:table-cell table:style-name="odsStyleTableCell-039bce03e4f1e64661bd35428c3ed0a7" office:value-type="string">
            <text:p>CHF</text:p>
          </table:table-cell>
          <table:table-cell table:style-name="odsStyleTableCell-40a9d2736cf42fb051941aad362d4f6b" office:value-type="string">
            <text:p>7.53681</text:p>
          </table:table-cell>
          <table:table-cell table:style-name="odsStyleTableCell-40a9d2736cf42fb051941aad362d4f6b" office:value-type="string">
            <text:p>0.91020</text:p>
          </table:table-cell>
        </table:table-row>
        <table:table-row table:style-name="ro1">
          <table:table-cell table:style-name="odsStyleTableCell-039bce03e4f1e64661bd35428c3ed0a7" office:value-type="string">
            <text:p>TAILANDIA</text:p>
          </table:table-cell>
          <table:table-cell table:style-name="odsStyleTableCell-039bce03e4f1e64661bd35428c3ed0a7" office:value-type="string">
            <text:p>THAI BAHT</text:p>
          </table:table-cell>
          <table:table-cell table:style-name="odsStyleTableCell-039bce03e4f1e64661bd35428c3ed0a7" office:value-type="string">
            <text:p>THB</text:p>
          </table:table-cell>
          <table:table-cell table:style-name="odsStyleTableCell-40a9d2736cf42fb051941aad362d4f6b" office:value-type="string">
            <text:p>0.18544</text:p>
          </table:table-cell>
          <table:table-cell table:style-name="odsStyleTableCell-40a9d2736cf42fb051941aad362d4f6b" office:value-type="string">
            <text:p>36.99300</text:p>
          </table:table-cell>
        </table:table-row>
        <table:table-row table:style-name="ro1">
          <table:table-cell table:style-name="odsStyleTableCell-039bce03e4f1e64661bd35428c3ed0a7" office:value-type="string">
            <text:p>TAIWAN</text:p>
          </table:table-cell>
          <table:table-cell table:style-name="odsStyleTableCell-039bce03e4f1e64661bd35428c3ed0a7" office:value-type="string">
            <text:p>DÓLAR</text:p>
          </table:table-cell>
          <table:table-cell table:style-name="odsStyleTableCell-039bce03e4f1e64661bd35428c3ed0a7" office:value-type="string">
            <text:p>TWD</text:p>
          </table:table-cell>
          <table:table-cell table:style-name="odsStyleTableCell-40a9d2736cf42fb051941aad362d4f6b" office:value-type="string">
            <text:p>0.21060</text:p>
          </table:table-cell>
          <table:table-cell table:style-name="odsStyleTableCell-40a9d2736cf42fb051941aad362d4f6b" office:value-type="string">
            <text:p>32.57300</text:p>
          </table:table-cell>
        </table:table-row>
        <table:table-row table:style-name="ro1">
          <table:table-cell table:style-name="odsStyleTableCell-039bce03e4f1e64661bd35428c3ed0a7" office:value-type="string">
            <text:p>TÚNEZ</text:p>
          </table:table-cell>
          <table:table-cell table:style-name="odsStyleTableCell-039bce03e4f1e64661bd35428c3ed0a7" office:value-type="string">
            <text:p>DINAR TUNECINO</text:p>
          </table:table-cell>
          <table:table-cell table:style-name="odsStyleTableCell-039bce03e4f1e64661bd35428c3ed0a7" office:value-type="string">
            <text:p>TND</text:p>
          </table:table-cell>
          <table:table-cell table:style-name="odsStyleTableCell-40a9d2736cf42fb051941aad362d4f6b" office:value-type="string">
            <text:p>2.18152</text:p>
          </table:table-cell>
          <table:table-cell table:style-name="odsStyleTableCell-40a9d2736cf42fb051941aad362d4f6b" office:value-type="string">
            <text:p>3.14460</text:p>
          </table:table-cell>
        </table:table-row>
        <table:table-row table:style-name="ro1">
          <table:table-cell table:style-name="odsStyleTableCell-039bce03e4f1e64661bd35428c3ed0a7" office:value-type="string">
            <text:p>TURQUÍA</text:p>
          </table:table-cell>
          <table:table-cell table:style-name="odsStyleTableCell-039bce03e4f1e64661bd35428c3ed0a7" office:value-type="string">
            <text:p>LIRA TURCA</text:p>
          </table:table-cell>
          <table:table-cell table:style-name="odsStyleTableCell-039bce03e4f1e64661bd35428c3ed0a7" office:value-type="string">
            <text:p>TRY</text:p>
          </table:table-cell>
          <table:table-cell table:style-name="odsStyleTableCell-40a9d2736cf42fb051941aad362d4f6b" office:value-type="string">
            <text:p>0.21141</text:p>
          </table:table-cell>
          <table:table-cell table:style-name="odsStyleTableCell-40a9d2736cf42fb051941aad362d4f6b" office:value-type="string">
            <text:p>32.44930</text:p>
          </table:table-cell>
        </table:table-row>
        <table:table-row table:style-name="ro1">
          <table:table-cell table:style-name="odsStyleTableCell-039bce03e4f1e64661bd35428c3ed0a7" office:value-type="string">
            <text:p>URUGUAY</text:p>
          </table:table-cell>
          <table:table-cell table:style-name="odsStyleTableCell-039bce03e4f1e64661bd35428c3ed0a7" office:value-type="string">
            <text:p>PESO</text:p>
          </table:table-cell>
          <table:table-cell table:style-name="odsStyleTableCell-039bce03e4f1e64661bd35428c3ed0a7" office:value-type="string">
            <text:p>UYU</text:p>
          </table:table-cell>
          <table:table-cell table:style-name="odsStyleTableCell-40a9d2736cf42fb051941aad362d4f6b" office:value-type="string">
            <text:p>0.17923</text:p>
          </table:table-cell>
          <table:table-cell table:style-name="odsStyleTableCell-40a9d2736cf42fb051941aad362d4f6b" office:value-type="string">
            <text:p>38.27500</text:p>
          </table:table-cell>
        </table:table-row>
        <table:table-row table:style-name="ro1">
          <table:table-cell table:style-name="odsStyleTableCell-039bce03e4f1e64661bd35428c3ed0a7" office:value-type="string">
            <text:p>VENEZUELA</text:p>
          </table:table-cell>
          <table:table-cell table:style-name="odsStyleTableCell-039bce03e4f1e64661bd35428c3ed0a7" office:value-type="string">
            <text:p>BOLIVAR DIGITAL</text:p>
          </table:table-cell>
          <table:table-cell table:style-name="odsStyleTableCell-039bce03e4f1e64661bd35428c3ed0a7" office:value-type="string">
            <text:p>VES</text:p>
          </table:table-cell>
          <table:table-cell table:style-name="odsStyleTableCell-40a9d2736cf42fb051941aad362d4f6b" office:value-type="string">
            <text:p>0.18882</text:p>
          </table:table-cell>
          <table:table-cell table:style-name="odsStyleTableCell-40a9d2736cf42fb051941aad362d4f6b" office:value-type="string">
            <text:p>36.33120</text:p>
          </table:table-cell>
        </table:table-row>
        <table:table-row table:style-name="ro1">
          <table:table-cell table:style-name="odsStyleTableCell-039bce03e4f1e64661bd35428c3ed0a7" office:value-type="string">
            <text:p>VIETNAM</text:p>
          </table:table-cell>
          <table:table-cell table:style-name="odsStyleTableCell-039bce03e4f1e64661bd35428c3ed0a7" office:value-type="string">
            <text:p>DONG</text:p>
          </table:table-cell>
          <table:table-cell table:style-name="odsStyleTableCell-039bce03e4f1e64661bd35428c3ed0a7" office:value-type="string">
            <text:p>VND</text:p>
          </table:table-cell>
          <table:table-cell table:style-name="odsStyleTableCell-40a9d2736cf42fb051941aad362d4f6b" office:value-type="string">
            <text:p>0.00027</text:p>
          </table:table-cell>
          <table:table-cell table:style-name="odsStyleTableCell-40a9d2736cf42fb051941aad362d4f6b" office:value-type="string">
            <text:p>25,341.10000</text:p>
          </table:table-cell>
        </table:table-row>
        <table:table-row table:style-name="ro1">
          <table:table-cell table:style-name="odsStyleTableCell-039bce03e4f1e64661bd35428c3ed0a7" office:value-type="string">
            <text:p/>
          </table:table-cell>
          <table:table-cell table:style-name="odsStyleTableCell-039bce03e4f1e64661bd35428c3ed0a7" office:value-type="string">
            <text:p>DERECHO ESPECIAL DE GIRO</text:p>
          </table:table-cell>
          <table:table-cell table:style-name="odsStyleTableCell-039bce03e4f1e64661bd35428c3ed0a7" office:value-type="string">
            <text:p>USD/D.E.G.</text:p>
          </table:table-cell>
          <table:table-cell table:style-name="odsStyleTableCell-40a9d2736cf42fb051941aad362d4f6b" office:value-type="string">
            <text:p/>
          </table:table-cell>
          <table:table-cell table:style-name="odsStyleTableCell-40a9d2736cf42fb051941aad362d4f6b" office:value-type="string">
            <text:p>1.31800</text:p>
          </table:table-cell>
        </table:table-row>
        <table:table-row table:style-name="ro1">
          <table:table-cell table:style-name="odsStyleTableCell-039bce03e4f1e64661bd35428c3ed0a7" office:value-type="string">
            <text:p/>
          </table:table-cell>
          <table:table-cell table:style-name="odsStyleTableCell-039bce03e4f1e64661bd35428c3ed0a7" office:value-type="string">
            <text:p>UNIDAD DE FOMENTO DE VIVIENDA</text:p>
          </table:table-cell>
          <table:table-cell table:style-name="odsStyleTableCell-039bce03e4f1e64661bd35428c3ed0a7" office:value-type="string">
            <text:p>Bs/UFV</text:p>
          </table:table-cell>
          <table:table-cell table:style-name="odsStyleTableCell-40a9d2736cf42fb051941aad362d4f6b" office:value-type="string">
            <text:p/>
          </table:table-cell>
          <table:table-cell table:style-name="odsStyleTableCell-40a9d2736cf42fb051941aad362d4f6b" office:value-type="string">
            <text:p>2.49312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7fe4cd002eafa8cdd65e9e5afadfccc8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be529f3bfb718e777d4c8389b54df254" office:value-type="string">
            <text:p> </text:p>
          </table:table-cell>
          <table:table-cell table:style-name="odsStyleTableCell-be529f3bfb718e777d4c8389b54df254" office:value-type="string">
            <text:p>UNIDAD MONETARIA</text:p>
          </table:table-cell>
          <table:table-cell table:style-name="odsStyleTableCell-be529f3bfb718e777d4c8389b54df254" office:value-type="string">
            <text:p>MONEDA</text:p>
          </table:table-cell>
          <table:table-cell table:style-name="odsStyleTableCell-be529f3bfb718e777d4c8389b54df254" office:value-type="string">
            <text:p>TIPO DE CAMBIO EN M.E.</text:p>
          </table:table-cell>
        </table:table-row>
        <table:table-row table:style-name="ro1">
          <table:table-cell table:style-name="odsStyleTableCell-039bce03e4f1e64661bd35428c3ed0a7" office:value-type="string">
            <text:p>ORO</text:p>
          </table:table-cell>
          <table:table-cell table:style-name="odsStyleTableCell-039bce03e4f1e64661bd35428c3ed0a7" office:value-type="string">
            <text:p>ONZA TROY ORO</text:p>
          </table:table-cell>
          <table:table-cell table:style-name="odsStyleTableCell-039bce03e4f1e64661bd35428c3ed0a7" office:value-type="string">
            <text:p>USD./O.T.F.</text:p>
          </table:table-cell>
          <table:table-cell table:style-name="odsStyleTableCell-40a9d2736cf42fb051941aad362d4f6b" office:value-type="string">
            <text:p>2,339.10000</text:p>
          </table:table-cell>
        </table:table-row>
        <table:table-row table:style-name="ro1">
          <table:table-cell table:style-name="odsStyleTableCell-039bce03e4f1e64661bd35428c3ed0a7" office:value-type="string">
            <text:p>PLATA</text:p>
          </table:table-cell>
          <table:table-cell table:style-name="odsStyleTableCell-039bce03e4f1e64661bd35428c3ed0a7" office:value-type="string">
            <text:p>ONZA TROY PLATA</text:p>
          </table:table-cell>
          <table:table-cell table:style-name="odsStyleTableCell-039bce03e4f1e64661bd35428c3ed0a7" office:value-type="string">
            <text:p>USD./O.T.F.</text:p>
          </table:table-cell>
          <table:table-cell table:style-name="odsStyleTableCell-40a9d2736cf42fb051941aad362d4f6b" office:value-type="string">
            <text:p>27.2120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7fe4cd002eafa8cdd65e9e5afadfccc8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be529f3bfb718e777d4c8389b54df254" office:value-type="string">
            <text:p> </text:p>
          </table:table-cell>
          <table:table-cell table:style-name="odsStyleTableCell-be529f3bfb718e777d4c8389b54df254" office:value-type="string">
            <text:p>1 MES</text:p>
          </table:table-cell>
          <table:table-cell table:style-name="odsStyleTableCell-be529f3bfb718e777d4c8389b54df254" office:value-type="string">
            <text:p>3 MESES</text:p>
          </table:table-cell>
          <table:table-cell table:style-name="odsStyleTableCell-be529f3bfb718e777d4c8389b54df254" office:value-type="string">
            <text:p>6 MESES</text:p>
          </table:table-cell>
        </table:table-row>
        <table:table-row table:style-name="ro1">
          <table:table-cell table:style-name="odsStyleTableCell-2f52676da426d5305d23f224fac6cf19" office:value-type="string">
            <text:p>TASA LIBOR(USD)</text:p>
          </table:table-cell>
          <table:table-cell table:style-name="odsStyleTableCell-40a9d2736cf42fb051941aad362d4f6b" office:value-type="string">
            <text:p>5.43</text:p>
          </table:table-cell>
          <table:table-cell table:style-name="odsStyleTableCell-40a9d2736cf42fb051941aad362d4f6b" office:value-type="string">
            <text:p>5.59</text:p>
          </table:table-cell>
          <table:table-cell table:style-name="odsStyleTableCell-40a9d2736cf42fb051941aad362d4f6b" office:value-type="string">
            <text:p>5.74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039bce03e4f1e64661bd35428c3ed0a7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8T20:18:09</meta:creation-date>
    <meta:generator>ods générator</meta:generator>
    <dc:date>2024-10-18T20:18:09</dc:date>
    <meta:editing-duration>PT1S</meta:editing-duration>
    <meta:editing-cycles>1</meta:editing-cycles>
    <meta:document-statistic meta:table-count="1" meta:cell-count="4" meta:object-count="0"/>
  </office:meta>
</office:document-meta>
</file>